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color="#ff0000" fo:font-size="16pt" style:font-size-asian="16pt" style:font-size-complex="16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ess Report : Week </text:span><text:span text:style-name="T2">07</text:span></text:p>
      <text:p text:style-name="Standard"><text:span text:style-name="T1">Team:　</text:span><text:span text:style-name="T2">Tsujigiri</text:span></text:p>
      <text:p text:style-name="P1"/>
      <text:p text:style-name="Standard"><text:span text:style-name="T4">各課題の実装方針や、必要と思われるその他作業の見積もりなど。</text:span></text:p>
      <text:p text:style-name="Standard"><text:span text:style-name="T5">課題の進行また中間レビューに必要なテストデータ、スライドの作成を行った。</text:span></text:p>
      <text:p text:style-name="P2"/>
      <text:p text:style-name="P2"/>
      <text:p text:style-name="Standard"><text:span text:style-name="T3">s1240xxx: </text:span></text:p>
      <text:p text:style-name="Standard"><text:span text:style-name="T3">メンバーが行った作業内容について書く。</text:span></text:p>
      <text:p text:style-name="Standard"><text:span text:style-name="T3">たとえば、どの処理を実装したか、こういう入力に対してこう対応したとか、こういうテストデータを作ったとか、環境設定を行ったなど。</text:span></text:p>
      <text:p text:style-name="P3"/>
      <text:p text:style-name="Standard"><text:span text:style-name="T6">s1230023</text:span></text:p>
      <text:p text:style-name="Standard">小課題1.2.3のテストデータを作った。曖昧だったところはチームで共有し、例外処理に関して認識を共有した。</text:p>
      <text:p text:style-name="Standard"><text:span text:style-name="T6">s1250103</text:span></text:p>
      <text:p text:style-name="Standard">小課題3に取り組んだ。仕様を考え、その後クラス図を作り、実装未完成の段階まで行った。</text:p>
      <text:p text:style-name="Standard"><text:span text:style-name="T6">s1250189</text:span></text:p>
      <text:p text:style-name="Standard">中間レビューに書く内容の確認とスライドの作成。またチームでどのようなことをスライドに記入するかを話し合っ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304" meta:character-count="371" meta:non-whitespace-character-count="365"/>
    <meta:generator>LibreOfficeDev/6.0.5.2$Linux_X86_64 LibreOffice_project/</meta:generator>
  </office:meta>
</office:document-meta>
</file>